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46pt" fo:break-before="auto" style:use-optimal-row-height="false"/>
    </style:style>
    <style:style style:name="ro6" style:family="table-row">
      <style:table-row-properties style:row-height="20.1pt" fo:break-before="auto" style:use-optimal-row-height="true"/>
    </style:style>
    <style:style style:name="ro7" style:family="table-row">
      <style:table-row-properties style:row-height="38.95pt" fo:break-before="auto" style:use-optimal-row-height="false"/>
    </style:style>
    <style:style style:name="ro8" style:family="table-row">
      <style:table-row-properties style:row-height="20.21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38.2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2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99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transparent"/>
    </style:style>
    <style:style style:name="ce1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ackground-color="#cccccc" fo:border="0.06pt solid #000000"/>
    </style:style>
    <style:style style:name="ce19" style:family="table-cell" style:parent-style-name="Default" style:data-style-name="N11">
      <style:table-cell-properties fo:background-color="transparent"/>
    </style:style>
    <style:style style:name="ce20" style:family="table-cell" style:parent-style-name="Default" style:data-style-name="N11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21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fo:background-color="#ff9999" fo:border="0.06pt solid #000000"/>
    </style:style>
    <style:style style:name="ce25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fo:border="0.06pt solid #000000"/>
    </style:style>
    <style:style style:name="ce3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 style:data-style-name="N2"/>
    <style:style style:name="ce3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ize="14pt" style:text-position="-33%" style:font-size-asian="14pt" style:font-size-complex="14pt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9" office:value-type="string" calcext:value-type="string">
            <text:p>Sum of M1 and M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formula="of:=[.C2]+[.D2]" office:value-type="float" office:value="2917.44" calcext:value-type="float">
            <text:p>2917.44</text:p>
          </table:table-cell>
          <table:table-cell office:value-type="float" office:value="2917.44" calcext:value-type="float">
            <text:p>2917.44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2">
          <table:covered-table-cell table:style-name="ce1"/>
          <table:table-cell table:formula="of:=[.C3]+[.D3]" office:value-type="float" office:value="2875.97" calcext:value-type="float">
            <text:p>2875.97</text:p>
          </table:table-cell>
          <table:table-cell office:value-type="float" office:value="2875.97" calcext:value-type="float">
            <text:p>2875.97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3">
          <table:covered-table-cell table:style-name="ce1"/>
          <table:table-cell table:formula="of:=[.C4]+[.D4]" office:value-type="float" office:value="2681.81" calcext:value-type="float">
            <text:p>2681.81</text:p>
          </table:table-cell>
          <table:table-cell office:value-type="float" office:value="2681.81" calcext:value-type="float">
            <text:p>2681.81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formula="of:=[.C5]+[.D5]" office:value-type="float" office:value="2639.68" calcext:value-type="float">
            <text:p>2639.68</text:p>
          </table:table-cell>
          <table:table-cell office:value-type="float" office:value="2639.68" calcext:value-type="float">
            <text:p>2639.68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6]+[.D6]" office:value-type="float" office:value="2906.23" calcext:value-type="float">
            <text:p>2906.23</text:p>
          </table:table-cell>
          <table:table-cell office:value-type="float" office:value="2906.23" calcext:value-type="float">
            <text:p>2906.23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7]+[.D7]" office:value-type="float" office:value="2905.64" calcext:value-type="float">
            <text:p>2905.64</text:p>
          </table:table-cell>
          <table:table-cell office:value-type="float" office:value="2905.64" calcext:value-type="float">
            <text:p>2905.64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formula="of:=[.C8]+[.D8]" office:value-type="float" office:value="8106.56" calcext:value-type="float">
            <text:p>8106.56</text:p>
          </table:table-cell>
          <table:table-cell office:value-type="float" office:value="8106.56" calcext:value-type="float">
            <text:p>8106.56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9]+[.D9]" office:value-type="float" office:value="7970.37" calcext:value-type="float">
            <text:p>7970.37</text:p>
          </table:table-cell>
          <table:table-cell office:value-type="float" office:value="7970.37" calcext:value-type="float">
            <text:p>7970.37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0]+[.D10]" office:value-type="float" office:value="7934.24" calcext:value-type="float">
            <text:p>7934.24</text:p>
          </table:table-cell>
          <table:table-cell office:value-type="float" office:value="7934.24" calcext:value-type="float">
            <text:p>7934.24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formula="of:=[.C11]+[.D11]" office:value-type="float" office:value="8587.58" calcext:value-type="float">
            <text:p>8587.58</text:p>
          </table:table-cell>
          <table:table-cell office:value-type="float" office:value="8587.58" calcext:value-type="float">
            <text:p>8587.58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12]+[.D12]" office:value-type="float" office:value="8640.32" calcext:value-type="float">
            <text:p>8640.32</text:p>
          </table:table-cell>
          <table:table-cell office:value-type="float" office:value="8640.32" calcext:value-type="float">
            <text:p>8640.32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3]+[.D13]" office:value-type="float" office:value="8583.34" calcext:value-type="float">
            <text:p>8583.34</text:p>
          </table:table-cell>
          <table:table-cell office:value-type="float" office:value="8583.34" calcext:value-type="float">
            <text:p>8583.34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formula="of:=[.C14]+[.D14]" office:value-type="float" office:value="2900.91" calcext:value-type="float">
            <text:p>2900.91</text:p>
          </table:table-cell>
          <table:table-cell office:value-type="float" office:value="1526.12" calcext:value-type="float">
            <text:p>1526.12</text:p>
          </table:table-cell>
          <table:table-cell office:value-type="float" office:value="1374.79" calcext:value-type="float">
            <text:p>1374.79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15]+[.D15]" office:value-type="float" office:value="2885.97" calcext:value-type="float">
            <text:p>2885.97</text:p>
          </table:table-cell>
          <table:table-cell office:value-type="float" office:value="1530.61" calcext:value-type="float">
            <text:p>1530.61</text:p>
          </table:table-cell>
          <table:table-cell office:value-type="float" office:value="1355.36" calcext:value-type="float">
            <text:p>1355.36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6]+[.D16]" office:value-type="float" office:value="2890.24" calcext:value-type="float">
            <text:p>2890.24</text:p>
          </table:table-cell>
          <table:table-cell office:value-type="float" office:value="1497.16" calcext:value-type="float">
            <text:p>1497.16</text:p>
          </table:table-cell>
          <table:table-cell office:value-type="float" office:value="1393.08" calcext:value-type="float">
            <text:p>1393.08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formula="of:=[.C17]+[.D17]" office:value-type="float" office:value="2897.21" calcext:value-type="float">
            <text:p>2897.21</text:p>
          </table:table-cell>
          <table:table-cell office:value-type="float" office:value="1511.85" calcext:value-type="float">
            <text:p>1511.85</text:p>
          </table:table-cell>
          <table:table-cell office:value-type="float" office:value="1385.36" calcext:value-type="float">
            <text:p>1385.36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18]+[.D18]" office:value-type="float" office:value="2899.67" calcext:value-type="float">
            <text:p>2899.67</text:p>
          </table:table-cell>
          <table:table-cell office:value-type="float" office:value="1511.52" calcext:value-type="float">
            <text:p>1511.52</text:p>
          </table:table-cell>
          <table:table-cell office:value-type="float" office:value="1388.15" calcext:value-type="float">
            <text:p>1388.15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9]+[.D19]" office:value-type="float" office:value="2898.34" calcext:value-type="float">
            <text:p>2898.34</text:p>
          </table:table-cell>
          <table:table-cell office:value-type="float" office:value="1527" calcext:value-type="float">
            <text:p>1527</text:p>
          </table:table-cell>
          <table:table-cell office:value-type="float" office:value="1371.34" calcext:value-type="float">
            <text:p>1371.34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formula="of:=[.C20]+[.D20]" office:value-type="float" office:value="8714.93" calcext:value-type="float">
            <text:p>8714.93</text:p>
          </table:table-cell>
          <table:table-cell office:value-type="float" office:value="4484.75" calcext:value-type="float">
            <text:p>4484.75</text:p>
          </table:table-cell>
          <table:table-cell office:value-type="float" office:value="4230.18" calcext:value-type="float">
            <text:p>4230.18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21]+[.D21]" office:value-type="float" office:value="8080.08" calcext:value-type="float">
            <text:p>8080.08</text:p>
          </table:table-cell>
          <table:table-cell office:value-type="float" office:value="4193.23" calcext:value-type="float">
            <text:p>4193.23</text:p>
          </table:table-cell>
          <table:table-cell office:value-type="float" office:value="3886.85" calcext:value-type="float">
            <text:p>3886.85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22]+[.D22]" office:value-type="float" office:value="8147.36" calcext:value-type="float">
            <text:p>8147.36</text:p>
          </table:table-cell>
          <table:table-cell office:value-type="float" office:value="4132.25" calcext:value-type="float">
            <text:p>4132.25</text:p>
          </table:table-cell>
          <table:table-cell office:value-type="float" office:value="4015.11" calcext:value-type="float">
            <text:p>4015.11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formula="of:=[.C23]+[.D23]" office:value-type="float" office:value="6772.69" calcext:value-type="float">
            <text:p>6772.69</text:p>
          </table:table-cell>
          <table:table-cell office:value-type="float" office:value="3176.77" calcext:value-type="float">
            <text:p>3176.77</text:p>
          </table:table-cell>
          <table:table-cell office:value-type="float" office:value="3595.92" calcext:value-type="float">
            <text:p>3595.92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24]+[.D24]" office:value-type="float" office:value="8688.5" calcext:value-type="float">
            <text:p>8688.5</text:p>
          </table:table-cell>
          <table:table-cell office:value-type="float" office:value="4377.43" calcext:value-type="float">
            <text:p>4377.43</text:p>
          </table:table-cell>
          <table:table-cell office:value-type="float" office:value="4311.07" calcext:value-type="float">
            <text:p>4311.07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25]+[.D25]" office:value-type="float" office:value="8677.39" calcext:value-type="float">
            <text:p>8677.39</text:p>
          </table:table-cell>
          <table:table-cell office:value-type="float" office:value="4333.69" calcext:value-type="float">
            <text:p>4333.69</text:p>
          </table:table-cell>
          <table:table-cell office:value-type="float" office:value="4343.7" calcext:value-type="float">
            <text:p>4343.7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Write-Only</text:p>
          </table:table-cell>
          <table:table-cell table:style-name="ce2" office:value-type="string" calcext:value-type="string">
            <text:p>Throughput avg</text:p>
          </table:table-cell>
          <table:table-cell table:style-name="ce2" office:value-type="string" calcext:value-type="string" table:number-columns-spanned="3" table:number-rows-spanned="1">
            <text:p>Measured responses</text:p>
          </table:table-cell>
          <table:covered-table-cell table:number-columns-repeated="2" table:style-name="ce21"/>
          <table:table-cell table:number-columns-repeated="1019"/>
        </table:table-row>
        <table:table-row table:style-name="ro6"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y<text:span text:style-name="T1">mean</text:span></text:p>
          </table:table-cell>
          <table:table-cell table:style-name="ce3" office:value-type="string" calcext:value-type="string">
            <text:p>y<text:span text:style-name="T1">1</text:span></text:p>
          </table:table-cell>
          <table:table-cell table:style-name="ce3" office:value-type="string" calcext:value-type="string">
            <text:p>y<text:span text:style-name="T1">2</text:span></text:p>
          </table:table-cell>
          <table:table-cell table:style-name="ce3" office:value-type="string" calcext:value-type="string">
            <text:p>y<text:span text:style-name="T1">3</text:span></text:p>
          </table:table-cell>
          <table:table-cell table:number-columns-repeated="4"/>
          <table:table-cell table:style-name="ce9" table:number-columns-spanned="3" table:number-rows-spanned="1"/>
          <table:covered-table-cell table:number-columns-repeated="2" table:style-name="ce3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table:formula="of:=AVERAGE([.C30:.E30])" office:value-type="float" office:value="2825.07333333333" calcext:value-type="float">
            <text:p>2825.0733333333</text:p>
          </table:table-cell>
          <table:table-cell table:style-name="ce1" table:formula="of:=[.B2]" office:value-type="float" office:value="2917.44" calcext:value-type="float">
            <text:p>2917.44</text:p>
          </table:table-cell>
          <table:table-cell table:style-name="ce1" table:formula="of:=[.B3]" office:value-type="float" office:value="2875.97" calcext:value-type="float">
            <text:p>2875.97</text:p>
          </table:table-cell>
          <table:table-cell table:style-name="ce1" table:formula="of:=[.B4]" office:value-type="float" office:value="2681.81" calcext:value-type="float">
            <text:p>2681.81</text:p>
          </table:table-cell>
          <table:table-cell table:number-columns-repeated="1019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" table:formula="of:=AVERAGE([.C31:.E31])" office:value-type="float" office:value="2817.18333333333" calcext:value-type="float">
            <text:p>2817.1833333333</text:p>
          </table:table-cell>
          <table:table-cell table:style-name="ce1" table:formula="of:=[.B5]" office:value-type="float" office:value="2639.68" calcext:value-type="float">
            <text:p>2639.68</text:p>
          </table:table-cell>
          <table:table-cell table:style-name="ce1" table:formula="of:=[.B6]" office:value-type="float" office:value="2906.23" calcext:value-type="float">
            <text:p>2906.23</text:p>
          </table:table-cell>
          <table:table-cell table:style-name="ce1" table:formula="of:=[.B7]" office:value-type="float" office:value="2905.64" calcext:value-type="float">
            <text:p>2905.64</text:p>
          </table:table-cell>
          <table:table-cell table:number-columns-repeated="1019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table:formula="of:=AVERAGE([.C32:.E32])" office:value-type="float" office:value="8003.72333333334" calcext:value-type="float">
            <text:p>8003.7233333333</text:p>
          </table:table-cell>
          <table:table-cell table:style-name="ce1" table:formula="of:=[.B8]" office:value-type="float" office:value="8106.56" calcext:value-type="float">
            <text:p>8106.56</text:p>
          </table:table-cell>
          <table:table-cell table:style-name="ce1" table:formula="of:=[.B9]" office:value-type="float" office:value="7970.37" calcext:value-type="float">
            <text:p>7970.37</text:p>
          </table:table-cell>
          <table:table-cell table:style-name="ce1" table:formula="of:=[.B10]" office:value-type="float" office:value="7934.24" calcext:value-type="float">
            <text:p>7934.24</text:p>
          </table:table-cell>
          <table:table-cell table:number-columns-repeated="1019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" table:formula="of:=AVERAGE([.C33:.E33])" office:value-type="float" office:value="8603.74666666667" calcext:value-type="float">
            <text:p>8603.7466666667</text:p>
          </table:table-cell>
          <table:table-cell table:style-name="ce1" table:formula="of:=[.B11]" office:value-type="float" office:value="8587.58" calcext:value-type="float">
            <text:p>8587.58</text:p>
          </table:table-cell>
          <table:table-cell table:style-name="ce1" table:formula="of:=[.B12]" office:value-type="float" office:value="8640.32" calcext:value-type="float">
            <text:p>8640.32</text:p>
          </table:table-cell>
          <table:table-cell table:style-name="ce1" table:formula="of:=[.B13]" office:value-type="float" office:value="8583.34" calcext:value-type="float">
            <text:p>8583.34</text:p>
          </table:table-cell>
          <table:table-cell table:number-columns-repeated="1019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table:formula="of:=AVERAGE([.C34:.E34])" office:value-type="float" office:value="2892.37333333333" calcext:value-type="float">
            <text:p>2892.3733333333</text:p>
          </table:table-cell>
          <table:table-cell table:style-name="ce1" table:formula="of:=[.B14]" office:value-type="float" office:value="2900.91" calcext:value-type="float">
            <text:p>2900.91</text:p>
          </table:table-cell>
          <table:table-cell table:style-name="ce1" table:formula="of:=[.B15]" office:value-type="float" office:value="2885.97" calcext:value-type="float">
            <text:p>2885.97</text:p>
          </table:table-cell>
          <table:table-cell table:style-name="ce1" table:formula="of:=[.B16]" office:value-type="float" office:value="2890.24" calcext:value-type="float">
            <text:p>2890.24</text:p>
          </table:table-cell>
          <table:table-cell table:number-columns-repeated="1019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" table:formula="of:=AVERAGE([.C35:.E35])" office:value-type="float" office:value="2898.40666666667" calcext:value-type="float">
            <text:p>2898.4066666667</text:p>
          </table:table-cell>
          <table:table-cell table:style-name="ce1" table:formula="of:=[.B17]" office:value-type="float" office:value="2897.21" calcext:value-type="float">
            <text:p>2897.21</text:p>
          </table:table-cell>
          <table:table-cell table:style-name="ce1" table:formula="of:=[.B18]" office:value-type="float" office:value="2899.67" calcext:value-type="float">
            <text:p>2899.67</text:p>
          </table:table-cell>
          <table:table-cell table:style-name="ce1" table:formula="of:=[.B19]" office:value-type="float" office:value="2898.34" calcext:value-type="float">
            <text:p>2898.34</text:p>
          </table:table-cell>
          <table:table-cell table:number-columns-repeated="1019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" table:formula="of:=AVERAGE([.C36:.E36])" office:value-type="float" office:value="8314.12333333333" calcext:value-type="float">
            <text:p>8314.1233333333</text:p>
          </table:table-cell>
          <table:table-cell table:style-name="ce1" table:formula="of:=[.B20]" office:value-type="float" office:value="8714.93" calcext:value-type="float">
            <text:p>8714.93</text:p>
          </table:table-cell>
          <table:table-cell table:style-name="ce1" table:formula="of:=[.B21]" office:value-type="float" office:value="8080.08" calcext:value-type="float">
            <text:p>8080.08</text:p>
          </table:table-cell>
          <table:table-cell table:style-name="ce1" table:formula="of:=[.B22]" office:value-type="float" office:value="8147.36" calcext:value-type="float">
            <text:p>8147.36</text:p>
          </table:table-cell>
          <table:table-cell table:number-columns-repeated="1019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" table:formula="of:=AVERAGE([.C37:.E37])" office:value-type="float" office:value="8046.19333333333" calcext:value-type="float">
            <text:p>8046.1933333333</text:p>
          </table:table-cell>
          <table:table-cell table:style-name="ce1" table:formula="of:=[.B23]" office:value-type="float" office:value="6772.69" calcext:value-type="float">
            <text:p>6772.69</text:p>
          </table:table-cell>
          <table:table-cell table:style-name="ce1" table:formula="of:=[.B24]" office:value-type="float" office:value="8688.5" calcext:value-type="float">
            <text:p>8688.5</text:p>
          </table:table-cell>
          <table:table-cell table:style-name="ce1" table:formula="of:=[.B25]" office:value-type="float" office:value="8677.39" calcext:value-type="float">
            <text:p>8677.39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7">
          <table:table-cell table:style-name="ce2" office:value-type="string" calcext:value-type="string">
            <text:p>Write-Only</text:p>
          </table:table-cell>
          <table:table-cell table:style-name="ce10" office:value-type="string" calcext:value-type="string" table:number-columns-spanned="8" table:number-rows-spanned="1">
            <text:p>Effect</text:p>
          </table:table-cell>
          <table:covered-table-cell table:style-name="ce10"/>
          <table:covered-table-cell table:number-columns-repeated="6"/>
          <table:table-cell table:style-name="ce10" office:value-type="string" calcext:value-type="string">
            <text:p>Throughput avg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Exp</text:p>
          </table:table-cell>
          <table:table-cell table:style-name="ce11" office:value-type="string" calcext:value-type="string">
            <text:p>q<text:span text:style-name="T2">0</text:span></text:p>
          </table:table-cell>
          <table:table-cell table:style-name="ce11" office:value-type="string" calcext:value-type="string">
            <text:p>q<text:span text:style-name="T2">a</text:span></text:p>
          </table:table-cell>
          <table:table-cell table:style-name="ce11" office:value-type="string" calcext:value-type="string">
            <text:p>q<text:span text:style-name="T2">b</text:span></text:p>
          </table:table-cell>
          <table:table-cell table:style-name="ce11" office:value-type="string" calcext:value-type="string">
            <text:p>q<text:span text:style-name="T2">c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b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c</text:span></text:p>
          </table:table-cell>
          <table:table-cell table:style-name="ce11" office:value-type="string" calcext:value-type="string">
            <text:p>q<text:span text:style-name="T2">b</text:span><text:span text:style-name="T3">q</text:span><text:span text:style-name="T2">c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b</text:span><text:span text:style-name="T3">q</text:span><text:span text:style-name="T2">c</text:span></text:p>
          </table:table-cell>
          <table:table-cell table:style-name="ce3" office:value-type="string" calcext:value-type="string">
            <text:p>y<text:span text:style-name="T1">mean</text:span></text:p>
          </table:table-cell>
          <table:table-cell table:number-columns-repeated="1014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45]*[.D45]" office:value-type="float" office:value="1" calcext:value-type="float">
            <text:p>1</text:p>
          </table:table-cell>
          <table:table-cell table:formula="of:=[.C45]*[.E45]" office:value-type="float" office:value="1" calcext:value-type="float">
            <text:p>1</text:p>
          </table:table-cell>
          <table:table-cell table:formula="of:=[.D45]*[.E45]" office:value-type="float" office:value="1" calcext:value-type="float">
            <text:p>1</text:p>
          </table:table-cell>
          <table:table-cell table:formula="of:=[.C45]*[.D45]*[.E45]" office:value-type="float" office:value="-1" calcext:value-type="float">
            <text:p>-1</text:p>
          </table:table-cell>
          <table:table-cell table:formula="of:=[.B30]" office:value-type="float" office:value="2825.07333333333" calcext:value-type="float">
            <text:p>2825.07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6]*[.D46]" office:value-type="float" office:value="1" calcext:value-type="float">
            <text:p>1</text:p>
          </table:table-cell>
          <table:table-cell table:formula="of:=[.C46]*[.E46]" office:value-type="float" office:value="-1" calcext:value-type="float">
            <text:p>-1</text:p>
          </table:table-cell>
          <table:table-cell table:formula="of:=[.D46]*[.E46]" office:value-type="float" office:value="-1" calcext:value-type="float">
            <text:p>-1</text:p>
          </table:table-cell>
          <table:table-cell table:formula="of:=[.C46]*[.D46]*[.E46]" office:value-type="float" office:value="1" calcext:value-type="float">
            <text:p>1</text:p>
          </table:table-cell>
          <table:table-cell table:formula="of:=[.B31]" office:value-type="float" office:value="2817.18333333333" calcext:value-type="float">
            <text:p>2817.18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47]*[.D47]" office:value-type="float" office:value="-1" calcext:value-type="float">
            <text:p>-1</text:p>
          </table:table-cell>
          <table:table-cell table:formula="of:=[.C47]*[.E47]" office:value-type="float" office:value="-1" calcext:value-type="float">
            <text:p>-1</text:p>
          </table:table-cell>
          <table:table-cell table:formula="of:=[.D47]*[.E47]" office:value-type="float" office:value="1" calcext:value-type="float">
            <text:p>1</text:p>
          </table:table-cell>
          <table:table-cell table:formula="of:=[.C47]*[.D47]*[.E47]" office:value-type="float" office:value="1" calcext:value-type="float">
            <text:p>1</text:p>
          </table:table-cell>
          <table:table-cell table:formula="of:=[.B32]" office:value-type="float" office:value="8003.72333333334" calcext:value-type="float">
            <text:p>8003.72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8]*[.D48]" office:value-type="float" office:value="-1" calcext:value-type="float">
            <text:p>-1</text:p>
          </table:table-cell>
          <table:table-cell table:formula="of:=[.C48]*[.E48]" office:value-type="float" office:value="1" calcext:value-type="float">
            <text:p>1</text:p>
          </table:table-cell>
          <table:table-cell table:formula="of:=[.D48]*[.E48]" office:value-type="float" office:value="-1" calcext:value-type="float">
            <text:p>-1</text:p>
          </table:table-cell>
          <table:table-cell table:formula="of:=[.C48]*[.D48]*[.E48]" office:value-type="float" office:value="-1" calcext:value-type="float">
            <text:p>-1</text:p>
          </table:table-cell>
          <table:table-cell table:formula="of:=[.B33]" office:value-type="float" office:value="8603.74666666667" calcext:value-type="float">
            <text:p>8603.7466666667</text:p>
          </table:table-cell>
          <table:table-cell table:number-columns-repeated="1014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49]*[.D49]" office:value-type="float" office:value="-1" calcext:value-type="float">
            <text:p>-1</text:p>
          </table:table-cell>
          <table:table-cell table:formula="of:=[.C49]*[.E49]" office:value-type="float" office:value="1" calcext:value-type="float">
            <text:p>1</text:p>
          </table:table-cell>
          <table:table-cell table:formula="of:=[.D49]*[.E49]" office:value-type="float" office:value="-1" calcext:value-type="float">
            <text:p>-1</text:p>
          </table:table-cell>
          <table:table-cell table:formula="of:=[.C49]*[.D49]*[.E49]" office:value-type="float" office:value="1" calcext:value-type="float">
            <text:p>1</text:p>
          </table:table-cell>
          <table:table-cell table:formula="of:=[.B34]" office:value-type="float" office:value="2892.37333333333" calcext:value-type="float">
            <text:p>2892.37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0]*[.D50]" office:value-type="float" office:value="-1" calcext:value-type="float">
            <text:p>-1</text:p>
          </table:table-cell>
          <table:table-cell table:formula="of:=[.C50]*[.E50]" office:value-type="float" office:value="-1" calcext:value-type="float">
            <text:p>-1</text:p>
          </table:table-cell>
          <table:table-cell table:formula="of:=[.D50]*[.E50]" office:value-type="float" office:value="1" calcext:value-type="float">
            <text:p>1</text:p>
          </table:table-cell>
          <table:table-cell table:formula="of:=[.C50]*[.D50]*[.E50]" office:value-type="float" office:value="-1" calcext:value-type="float">
            <text:p>-1</text:p>
          </table:table-cell>
          <table:table-cell table:formula="of:=[.B35]" office:value-type="float" office:value="2898.40666666667" calcext:value-type="float">
            <text:p>2898.4066666667</text:p>
          </table:table-cell>
          <table:table-cell table:number-columns-repeated="1014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1]*[.D51]" office:value-type="float" office:value="1" calcext:value-type="float">
            <text:p>1</text:p>
          </table:table-cell>
          <table:table-cell table:formula="of:=[.C51]*[.E51]" office:value-type="float" office:value="-1" calcext:value-type="float">
            <text:p>-1</text:p>
          </table:table-cell>
          <table:table-cell table:formula="of:=[.D51]*[.E51]" office:value-type="float" office:value="-1" calcext:value-type="float">
            <text:p>-1</text:p>
          </table:table-cell>
          <table:table-cell table:formula="of:=[.C51]*[.D51]*[.E51]" office:value-type="float" office:value="-1" calcext:value-type="float">
            <text:p>-1</text:p>
          </table:table-cell>
          <table:table-cell table:formula="of:=[.B36]" office:value-type="float" office:value="8314.12333333333" calcext:value-type="float">
            <text:p>8314.12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2]*[.D52]" office:value-type="float" office:value="1" calcext:value-type="float">
            <text:p>1</text:p>
          </table:table-cell>
          <table:table-cell table:formula="of:=[.C52]*[.E52]" office:value-type="float" office:value="1" calcext:value-type="float">
            <text:p>1</text:p>
          </table:table-cell>
          <table:table-cell table:formula="of:=[.D52]*[.E52]" office:value-type="float" office:value="1" calcext:value-type="float">
            <text:p>1</text:p>
          </table:table-cell>
          <table:table-cell table:formula="of:=[.C52]*[.D52]*[.E52]" office:value-type="float" office:value="1" calcext:value-type="float">
            <text:p>1</text:p>
          </table:table-cell>
          <table:table-cell table:formula="of:=[.B37]" office:value-type="float" office:value="8046.19333333333" calcext:value-type="float">
            <text:p>8046.193333333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45]*[.$J$45]+[.B46]*[.$J$46]+[.B47]*[.$J$47]+[.B48]*[.$J$48]+[.B49]*[.$J$49]+[.B50]*[.$J$50]+[.B51]*[.$J$51]+[.B52]*[.$J$52]" office:value-type="float" office:value="44400.8233333333" calcext:value-type="float">
            <text:p>44400.8233333333</text:p>
          </table:table-cell>
          <table:table-cell table:formula="of:=[.C45]*[.$J$45]+[.C46]*[.$J$46]+[.C47]*[.$J$47]+[.C48]*[.$J$48]+[.C49]*[.$J$49]+[.C50]*[.$J$50]+[.C51]*[.$J$51]+[.C52]*[.$J$52]" office:value-type="float" office:value="21534.75" calcext:value-type="float">
            <text:p>21534.75</text:p>
          </table:table-cell>
          <table:table-cell table:formula="of:=[.D45]*[.$J$45]+[.D46]*[.$J$46]+[.D47]*[.$J$47]+[.D48]*[.$J$48]+[.D49]*[.$J$49]+[.D50]*[.$J$50]+[.D51]*[.$J$51]+[.D52]*[.$J$52]" office:value-type="float" office:value="-98.630000000011" calcext:value-type="float">
            <text:p>-98.63</text:p>
          </table:table-cell>
          <table:table-cell table:formula="of:=[.E45]*[.$J$45]+[.E46]*[.$J$46]+[.E47]*[.$J$47]+[.E48]*[.$J$48]+[.E49]*[.$J$49]+[.E50]*[.$J$50]+[.E51]*[.$J$51]+[.E52]*[.$J$52]" office:value-type="float" office:value="330.23666666667" calcext:value-type="float">
            <text:p>330.2366666667</text:p>
          </table:table-cell>
          <table:table-cell table:formula="of:=[.F45]*[.$J$45]+[.F46]*[.$J$46]+[.F47]*[.$J$47]+[.F48]*[.$J$48]+[.F49]*[.$J$49]+[.F50]*[.$J$50]+[.F51]*[.$J$51]+[.F52]*[.$J$52]" office:value-type="float" office:value="-395.676666666687" calcext:value-type="float">
            <text:p>-395.6766666667</text:p>
          </table:table-cell>
          <table:table-cell table:formula="of:=[.G45]*[.$J$45]+[.G46]*[.$J$46]+[.G47]*[.$J$47]+[.G48]*[.$J$48]+[.G49]*[.$J$49]+[.G50]*[.$J$50]+[.G51]*[.$J$51]+[.G52]*[.$J$52]" office:value-type="float" office:value="333.949999999991" calcext:value-type="float">
            <text:p>333.95</text:p>
          </table:table-cell>
          <table:table-cell table:formula="of:=[.H45]*[.$J$45]+[.H46]*[.$J$46]+[.H47]*[.$J$47]+[.H48]*[.$J$48]+[.H49]*[.$J$49]+[.H50]*[.$J$50]+[.H51]*[.$J$51]+[.H52]*[.$J$52]" office:value-type="float" office:value="-854.029999999989" calcext:value-type="float">
            <text:p>-854.03</text:p>
          </table:table-cell>
          <table:table-cell table:formula="of:=[.I45]*[.$J$45]+[.I46]*[.$J$46]+[.I47]*[.$J$47]+[.I48]*[.$J$48]+[.I49]*[.$J$49]+[.I50]*[.$J$50]+[.I51]*[.$J$51]+[.I52]*[.$J$52]" office:value-type="float" office:value="-881.87666666667" calcext:value-type="float">
            <text:p>-881.876666666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Total / 8</text:p>
          </table:table-cell>
          <table:table-cell table:formula="of:=[.B53]/8" office:value-type="float" office:value="5550.10291666667" calcext:value-type="float">
            <text:p>5550.1029166667</text:p>
          </table:table-cell>
          <table:table-cell table:formula="of:=[.C53]/8" office:value-type="float" office:value="2691.84375" calcext:value-type="float">
            <text:p>2691.84375</text:p>
          </table:table-cell>
          <table:table-cell table:formula="of:=[.D53]/8" office:value-type="float" office:value="-12.3287500000014" calcext:value-type="float">
            <text:p>-12.32875</text:p>
          </table:table-cell>
          <table:table-cell table:formula="of:=[.E53]/8" office:value-type="float" office:value="41.2795833333338" calcext:value-type="float">
            <text:p>41.2795833333</text:p>
          </table:table-cell>
          <table:table-cell table:formula="of:=[.F53]/8" office:value-type="float" office:value="-49.4595833333359" calcext:value-type="float">
            <text:p>-49.4595833333</text:p>
          </table:table-cell>
          <table:table-cell table:formula="of:=[.G53]/8" office:value-type="float" office:value="41.7437499999988" calcext:value-type="float">
            <text:p>41.74375</text:p>
          </table:table-cell>
          <table:table-cell table:formula="of:=[.H53]/8" office:value-type="float" office:value="-106.753749999999" calcext:value-type="float">
            <text:p>-106.75375</text:p>
          </table:table-cell>
          <table:table-cell table:formula="of:=[.I53]/8" office:value-type="float" office:value="-110.234583333334" calcext:value-type="float">
            <text:p>-110.2345833333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style-name="ce4" office:value-type="string" calcext:value-type="string">
            <text:p>Write-Only</text:p>
          </table:table-cell>
          <table:table-cell table:style-name="ce4" office:value-type="string" calcext:value-type="string" table:number-columns-spanned="3" table:number-rows-spanned="1">
            <text:p>Measured responses</text:p>
          </table:table-cell>
          <table:covered-table-cell table:number-columns-repeated="2" table:style-name="ce4"/>
          <table:table-cell table:style-name="ce22" office:value-type="string" calcext:value-type="string">
            <text:p>Estimated response</text:p>
          </table:table-cell>
          <table:table-cell table:style-name="ce26" office:value-type="string" calcext:value-type="string" table:number-columns-spanned="3" table:number-rows-spanned="1">
            <text:p>Errors</text:p>
          </table:table-cell>
          <table:covered-table-cell table:number-columns-repeated="2" table:style-name="ce24"/>
          <table:table-cell table:number-columns-repeated="1016"/>
        </table:table-row>
        <table:table-row table:style-name="ro8">
          <table:table-cell table:style-name="ce5" office:value-type="string" calcext:value-type="string">
            <text:p>Exp</text:p>
          </table:table-cell>
          <table:table-cell table:style-name="ce5" office:value-type="string" calcext:value-type="string">
            <text:p>y<text:span text:style-name="T1">1</text:span></text:p>
          </table:table-cell>
          <table:table-cell table:style-name="ce5" office:value-type="string" calcext:value-type="string">
            <text:p>y<text:span text:style-name="T1">2</text:span></text:p>
          </table:table-cell>
          <table:table-cell table:style-name="ce5" office:value-type="string" calcext:value-type="string">
            <text:p>y<text:span text:style-name="T1">3</text:span></text:p>
          </table:table-cell>
          <table:table-cell table:style-name="ce23" office:value-type="string" calcext:value-type="string">
            <text:p>ŷ</text:p>
          </table:table-cell>
          <table:table-cell table:style-name="ce5" office:value-type="string" calcext:value-type="string">
            <text:p>e<text:span text:style-name="T1">1</text:span></text:p>
          </table:table-cell>
          <table:table-cell table:style-name="ce5" office:value-type="string" calcext:value-type="string">
            <text:p>e<text:span text:style-name="T1">2</text:span></text:p>
          </table:table-cell>
          <table:table-cell table:style-name="ce5" office:value-type="string" calcext:value-type="string">
            <text:p>e<text:span text:style-name="T1">3</text:span></text:p>
          </table:table-cell>
          <table:table-cell/>
          <table:table-cell table:style-name="ce29"/>
          <table:table-cell table:style-name="ce33" office:value-type="string" calcext:value-type="string" table:number-columns-spanned="3" table:number-rows-spanned="1">
            <text:p>Squared Errors</text:p>
          </table:table-cell>
          <table:covered-table-cell table:number-columns-repeated="2" table:style-name="ce29"/>
          <table:table-cell table:number-columns-repeated="1011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table:formula="of:=[.B2]" office:value-type="float" office:value="2917.44" calcext:value-type="float">
            <text:p>2917.44</text:p>
          </table:table-cell>
          <table:table-cell table:style-name="ce6" table:formula="of:=[.B3]" office:value-type="float" office:value="2875.97" calcext:value-type="float">
            <text:p>2875.97</text:p>
          </table:table-cell>
          <table:table-cell table:style-name="ce6" table:formula="of:=[.B4]" office:value-type="float" office:value="2681.81" calcext:value-type="float">
            <text:p>2681.81</text:p>
          </table:table-cell>
          <table:table-cell table:style-name="ce24" table:formula="of:=[.J72]" office:value-type="float" office:value="2825.07333333333" calcext:value-type="float">
            <text:p>2825.0733333333</text:p>
          </table:table-cell>
          <table:table-cell table:style-name="ce24" table:formula="of:=[.B60]-[.$E$60]" office:value-type="float" office:value="92.3666666666663" calcext:value-type="float">
            <text:p>92.3666666667</text:p>
          </table:table-cell>
          <table:table-cell table:style-name="ce24" table:formula="of:=[.C60]-[.$E$60]" office:value-type="float" office:value="50.8966666666661" calcext:value-type="float">
            <text:p>50.8966666667</text:p>
          </table:table-cell>
          <table:table-cell table:style-name="ce24" table:formula="of:=[.D60]-[.$E$60]" office:value-type="float" office:value="-143.263333333334" calcext:value-type="float">
            <text:p>-143.2633333333</text:p>
          </table:table-cell>
          <table:table-cell/>
          <table:table-cell table:style-name="ce29"/>
          <table:table-cell table:style-name="ce29" table:formula="of:=[.F60]*[.F60]" office:value-type="float" office:value="8531.60111111105" calcext:value-type="float">
            <text:p>8531.6011111111</text:p>
          </table:table-cell>
          <table:table-cell table:style-name="ce29" table:formula="of:=[.G60]*[.G60]" office:value-type="float" office:value="2590.47067777772" calcext:value-type="float">
            <text:p>2590.4706777777</text:p>
          </table:table-cell>
          <table:table-cell table:style-name="ce29" table:formula="of:=[.H60]*[.H60]" office:value-type="float" office:value="20524.3826777779" calcext:value-type="float">
            <text:p>20524.3826777779</text:p>
          </table:table-cell>
          <table:table-cell table:number-columns-repeated="1011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table:formula="of:=[.B5]" office:value-type="float" office:value="2639.68" calcext:value-type="float">
            <text:p>2639.68</text:p>
          </table:table-cell>
          <table:table-cell table:style-name="ce6" table:formula="of:=[.B6]" office:value-type="float" office:value="2906.23" calcext:value-type="float">
            <text:p>2906.23</text:p>
          </table:table-cell>
          <table:table-cell table:style-name="ce6" table:formula="of:=[.B7]" office:value-type="float" office:value="2905.64" calcext:value-type="float">
            <text:p>2905.64</text:p>
          </table:table-cell>
          <table:table-cell table:style-name="ce24" table:formula="of:=[.J73]" office:value-type="float" office:value="2817.18333333333" calcext:value-type="float">
            <text:p>2817.1833333333</text:p>
          </table:table-cell>
          <table:table-cell table:style-name="ce24" table:formula="of:=[.B61]-[.$E$61]" office:value-type="float" office:value="-177.503333333334" calcext:value-type="float">
            <text:p>-177.5033333333</text:p>
          </table:table-cell>
          <table:table-cell table:style-name="ce24" table:formula="of:=[.C61]-[.$E$61]" office:value-type="float" office:value="89.0466666666666" calcext:value-type="float">
            <text:p>89.0466666667</text:p>
          </table:table-cell>
          <table:table-cell table:style-name="ce24" table:formula="of:=[.D61]-[.$E$61]" office:value-type="float" office:value="88.4566666666665" calcext:value-type="float">
            <text:p>88.4566666667</text:p>
          </table:table-cell>
          <table:table-cell/>
          <table:table-cell table:style-name="ce29"/>
          <table:table-cell table:style-name="ce29" table:formula="of:=[.F61]*[.F61]" office:value-type="float" office:value="31507.4333444445" calcext:value-type="float">
            <text:p>31507.4333444445</text:p>
          </table:table-cell>
          <table:table-cell table:style-name="ce29" table:formula="of:=[.G61]*[.G61]" office:value-type="float" office:value="7929.30884444444" calcext:value-type="float">
            <text:p>7929.3088444444</text:p>
          </table:table-cell>
          <table:table-cell table:style-name="ce29" table:formula="of:=[.H61]*[.H61]" office:value-type="float" office:value="7824.58187777775" calcext:value-type="float">
            <text:p>7824.5818777778</text:p>
          </table:table-cell>
          <table:table-cell table:number-columns-repeated="1011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table:formula="of:=[.B8]" office:value-type="float" office:value="8106.56" calcext:value-type="float">
            <text:p>8106.56</text:p>
          </table:table-cell>
          <table:table-cell table:style-name="ce6" table:formula="of:=[.B9]" office:value-type="float" office:value="7970.37" calcext:value-type="float">
            <text:p>7970.37</text:p>
          </table:table-cell>
          <table:table-cell table:style-name="ce6" table:formula="of:=[.B10]" office:value-type="float" office:value="7934.24" calcext:value-type="float">
            <text:p>7934.24</text:p>
          </table:table-cell>
          <table:table-cell table:style-name="ce24" table:formula="of:=[.J74]" office:value-type="float" office:value="8003.72333333334" calcext:value-type="float">
            <text:p>8003.7233333333</text:p>
          </table:table-cell>
          <table:table-cell table:style-name="ce24" table:formula="of:=[.B62]-[.$E$62]" office:value-type="float" office:value="102.836666666666" calcext:value-type="float">
            <text:p>102.8366666667</text:p>
          </table:table-cell>
          <table:table-cell table:style-name="ce24" table:formula="of:=[.C62]-[.$E$62]" office:value-type="float" office:value="-33.3533333333344" calcext:value-type="float">
            <text:p>-33.3533333333</text:p>
          </table:table-cell>
          <table:table-cell table:style-name="ce24" table:formula="of:=[.D62]-[.$E$62]" office:value-type="float" office:value="-69.4833333333345" calcext:value-type="float">
            <text:p>-69.4833333333</text:p>
          </table:table-cell>
          <table:table-cell/>
          <table:table-cell table:style-name="ce29"/>
          <table:table-cell table:style-name="ce29" table:formula="of:=[.F62]*[.F62]" office:value-type="float" office:value="10575.380011111" calcext:value-type="float">
            <text:p>10575.380011111</text:p>
          </table:table-cell>
          <table:table-cell table:style-name="ce29" table:formula="of:=[.G62]*[.G62]" office:value-type="float" office:value="1112.44484444451" calcext:value-type="float">
            <text:p>1112.4448444445</text:p>
          </table:table-cell>
          <table:table-cell table:style-name="ce29" table:formula="of:=[.H62]*[.H62]" office:value-type="float" office:value="4827.93361111127" calcext:value-type="float">
            <text:p>4827.9336111113</text:p>
          </table:table-cell>
          <table:table-cell table:number-columns-repeated="101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table:formula="of:=[.B11]" office:value-type="float" office:value="8587.58" calcext:value-type="float">
            <text:p>8587.58</text:p>
          </table:table-cell>
          <table:table-cell table:style-name="ce6" table:formula="of:=[.B12]" office:value-type="float" office:value="8640.32" calcext:value-type="float">
            <text:p>8640.32</text:p>
          </table:table-cell>
          <table:table-cell table:style-name="ce6" table:formula="of:=[.B13]" office:value-type="float" office:value="8583.34" calcext:value-type="float">
            <text:p>8583.34</text:p>
          </table:table-cell>
          <table:table-cell table:style-name="ce24" table:formula="of:=[.J75]" office:value-type="float" office:value="8603.74666666667" calcext:value-type="float">
            <text:p>8603.7466666667</text:p>
          </table:table-cell>
          <table:table-cell table:style-name="ce24" table:formula="of:=[.B63]-[.$E$63]" office:value-type="float" office:value="-16.1666666666661" calcext:value-type="float">
            <text:p>-16.1666666667</text:p>
          </table:table-cell>
          <table:table-cell table:style-name="ce24" table:formula="of:=[.C63]-[.$E$63]" office:value-type="float" office:value="36.5733333333337" calcext:value-type="float">
            <text:p>36.5733333333</text:p>
          </table:table-cell>
          <table:table-cell table:style-name="ce24" table:formula="of:=[.D63]-[.$E$63]" office:value-type="float" office:value="-20.4066666666658" calcext:value-type="float">
            <text:p>-20.4066666667</text:p>
          </table:table-cell>
          <table:table-cell/>
          <table:table-cell table:style-name="ce29"/>
          <table:table-cell table:style-name="ce29" table:formula="of:=[.F63]*[.F63]" office:value-type="float" office:value="261.361111111092" calcext:value-type="float">
            <text:p>261.3611111111</text:p>
          </table:table-cell>
          <table:table-cell table:style-name="ce29" table:formula="of:=[.G63]*[.G63]" office:value-type="float" office:value="1337.60871111114" calcext:value-type="float">
            <text:p>1337.6087111111</text:p>
          </table:table-cell>
          <table:table-cell table:style-name="ce29" table:formula="of:=[.H63]*[.H63]" office:value-type="float" office:value="416.432044444411" calcext:value-type="float">
            <text:p>416.4320444444</text:p>
          </table:table-cell>
          <table:table-cell table:number-columns-repeated="101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table:formula="of:=[.B14]" office:value-type="float" office:value="2900.91" calcext:value-type="float">
            <text:p>2900.91</text:p>
          </table:table-cell>
          <table:table-cell table:style-name="ce6" table:formula="of:=[.B15]" office:value-type="float" office:value="2885.97" calcext:value-type="float">
            <text:p>2885.97</text:p>
          </table:table-cell>
          <table:table-cell table:style-name="ce6" table:formula="of:=[.B16]" office:value-type="float" office:value="2890.24" calcext:value-type="float">
            <text:p>2890.24</text:p>
          </table:table-cell>
          <table:table-cell table:style-name="ce24" table:formula="of:=[.J76]" office:value-type="float" office:value="2892.37333333333" calcext:value-type="float">
            <text:p>2892.3733333333</text:p>
          </table:table-cell>
          <table:table-cell table:style-name="ce24" table:formula="of:=[.B64]-[.$E$64]" office:value-type="float" office:value="8.53666666666686" calcext:value-type="float">
            <text:p>8.5366666667</text:p>
          </table:table-cell>
          <table:table-cell table:style-name="ce24" table:formula="of:=[.C64]-[.$E$64]" office:value-type="float" office:value="-6.40333333333319" calcext:value-type="float">
            <text:p>-6.4033333333</text:p>
          </table:table-cell>
          <table:table-cell table:style-name="ce24" table:formula="of:=[.D64]-[.$E$64]" office:value-type="float" office:value="-2.13333333333321" calcext:value-type="float">
            <text:p>-2.1333333333</text:p>
          </table:table-cell>
          <table:table-cell/>
          <table:table-cell table:style-name="ce29"/>
          <table:table-cell table:style-name="ce29" table:formula="of:=[.F64]*[.F64]" office:value-type="float" office:value="72.8746777777811" calcext:value-type="float">
            <text:p>72.8746777778</text:p>
          </table:table-cell>
          <table:table-cell table:style-name="ce29" table:formula="of:=[.G64]*[.G64]" office:value-type="float" office:value="41.002677777776" calcext:value-type="float">
            <text:p>41.0026777778</text:p>
          </table:table-cell>
          <table:table-cell table:style-name="ce29" table:formula="of:=[.H64]*[.H64]" office:value-type="float" office:value="4.55111111111059" calcext:value-type="float">
            <text:p>4.5511111111</text:p>
          </table:table-cell>
          <table:table-cell table:number-columns-repeated="1011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table:formula="of:=[.B17]" office:value-type="float" office:value="2897.21" calcext:value-type="float">
            <text:p>2897.21</text:p>
          </table:table-cell>
          <table:table-cell table:style-name="ce6" table:formula="of:=[.B18]" office:value-type="float" office:value="2899.67" calcext:value-type="float">
            <text:p>2899.67</text:p>
          </table:table-cell>
          <table:table-cell table:style-name="ce6" table:formula="of:=[.B19]" office:value-type="float" office:value="2898.34" calcext:value-type="float">
            <text:p>2898.34</text:p>
          </table:table-cell>
          <table:table-cell table:style-name="ce24" table:formula="of:=[.J77]" office:value-type="float" office:value="2898.40666666667" calcext:value-type="float">
            <text:p>2898.4066666667</text:p>
          </table:table-cell>
          <table:table-cell table:style-name="ce24" table:formula="of:=[.B65]-[.$E$65]" office:value-type="float" office:value="-1.19666666666672" calcext:value-type="float">
            <text:p>-1.1966666667</text:p>
          </table:table-cell>
          <table:table-cell table:style-name="ce24" table:formula="of:=[.C65]-[.$E$65]" office:value-type="float" office:value="1.26333333333332" calcext:value-type="float">
            <text:p>1.2633333333</text:p>
          </table:table-cell>
          <table:table-cell table:style-name="ce24" table:formula="of:=[.D65]-[.$E$65]" office:value-type="float" office:value="-0.066666666666606" calcext:value-type="float">
            <text:p>-0.0666666667</text:p>
          </table:table-cell>
          <table:table-cell/>
          <table:table-cell table:style-name="ce29"/>
          <table:table-cell table:style-name="ce29" table:formula="of:=[.F65]*[.F65]" office:value-type="float" office:value="1.43201111111123" calcext:value-type="float">
            <text:p>1.4320111111</text:p>
          </table:table-cell>
          <table:table-cell table:style-name="ce29" table:formula="of:=[.G65]*[.G65]" office:value-type="float" office:value="1.59601111111108" calcext:value-type="float">
            <text:p>1.5960111111</text:p>
          </table:table-cell>
          <table:table-cell table:style-name="ce29" table:formula="of:=[.H65]*[.H65]" office:value-type="float" office:value="0.00444444444443636" calcext:value-type="float">
            <text:p>0.0044444444</text:p>
          </table:table-cell>
          <table:table-cell table:number-columns-repeated="1011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table:formula="of:=[.B20]" office:value-type="float" office:value="8714.93" calcext:value-type="float">
            <text:p>8714.93</text:p>
          </table:table-cell>
          <table:table-cell table:style-name="ce6" table:formula="of:=[.B21]" office:value-type="float" office:value="8080.08" calcext:value-type="float">
            <text:p>8080.08</text:p>
          </table:table-cell>
          <table:table-cell table:style-name="ce6" table:formula="of:=[.B22]" office:value-type="float" office:value="8147.36" calcext:value-type="float">
            <text:p>8147.36</text:p>
          </table:table-cell>
          <table:table-cell table:style-name="ce24" table:formula="of:=[.J78]" office:value-type="float" office:value="8314.12333333333" calcext:value-type="float">
            <text:p>8314.1233333333</text:p>
          </table:table-cell>
          <table:table-cell table:style-name="ce24" table:formula="of:=[.B66]-[.$E$66]" office:value-type="float" office:value="400.806666666667" calcext:value-type="float">
            <text:p>400.8066666667</text:p>
          </table:table-cell>
          <table:table-cell table:style-name="ce24" table:formula="of:=[.C66]-[.$E$66]" office:value-type="float" office:value="-234.043333333333" calcext:value-type="float">
            <text:p>-234.0433333333</text:p>
          </table:table-cell>
          <table:table-cell table:style-name="ce24" table:formula="of:=[.D66]-[.$E$66]" office:value-type="float" office:value="-166.763333333332" calcext:value-type="float">
            <text:p>-166.7633333333</text:p>
          </table:table-cell>
          <table:table-cell/>
          <table:table-cell table:style-name="ce29"/>
          <table:table-cell table:style-name="ce29" table:formula="of:=[.F66]*[.F66]" office:value-type="float" office:value="160645.984044445" calcext:value-type="float">
            <text:p>160645.984044445</text:p>
          </table:table-cell>
          <table:table-cell table:style-name="ce29" table:formula="of:=[.G66]*[.G66]" office:value-type="float" office:value="54776.2818777777" calcext:value-type="float">
            <text:p>54776.2818777777</text:p>
          </table:table-cell>
          <table:table-cell table:style-name="ce29" table:formula="of:=[.H66]*[.H66]" office:value-type="float" office:value="27810.0093444441" calcext:value-type="float">
            <text:p>27810.0093444441</text:p>
          </table:table-cell>
          <table:table-cell table:number-columns-repeated="101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table:formula="of:=[.B23]" office:value-type="float" office:value="6772.69" calcext:value-type="float">
            <text:p>6772.69</text:p>
          </table:table-cell>
          <table:table-cell table:style-name="ce6" table:formula="of:=[.B24]" office:value-type="float" office:value="8688.5" calcext:value-type="float">
            <text:p>8688.5</text:p>
          </table:table-cell>
          <table:table-cell table:style-name="ce6" table:formula="of:=[.B25]" office:value-type="float" office:value="8677.39" calcext:value-type="float">
            <text:p>8677.39</text:p>
          </table:table-cell>
          <table:table-cell table:style-name="ce24" table:formula="of:=[.J79]" office:value-type="float" office:value="8046.19333333333" calcext:value-type="float">
            <text:p>8046.1933333333</text:p>
          </table:table-cell>
          <table:table-cell table:style-name="ce24" table:formula="of:=[.B67]-[.$E$67]" office:value-type="float" office:value="-1273.50333333333" calcext:value-type="float">
            <text:p>-1273.5033333333</text:p>
          </table:table-cell>
          <table:table-cell table:style-name="ce24" table:formula="of:=[.C67]-[.$E$67]" office:value-type="float" office:value="642.306666666668" calcext:value-type="float">
            <text:p>642.3066666667</text:p>
          </table:table-cell>
          <table:table-cell table:style-name="ce24" table:formula="of:=[.D67]-[.$E$67]" office:value-type="float" office:value="631.196666666668" calcext:value-type="float">
            <text:p>631.1966666667</text:p>
          </table:table-cell>
          <table:table-cell/>
          <table:table-cell table:style-name="ce29"/>
          <table:table-cell table:style-name="ce29" table:formula="of:=[.F67]*[.F67]" office:value-type="float" office:value="1621810.74001111" calcext:value-type="float">
            <text:p>1621810.74001111</text:p>
          </table:table-cell>
          <table:table-cell table:style-name="ce29" table:formula="of:=[.G67]*[.G67]" office:value-type="float" office:value="412557.854044446" calcext:value-type="float">
            <text:p>412557.854044446</text:p>
          </table:table-cell>
          <table:table-cell table:style-name="ce29" table:formula="of:=[.H67]*[.H67]" office:value-type="float" office:value="398409.232011112" calcext:value-type="float">
            <text:p>398409.232011112</text:p>
          </table:table-cell>
          <table:table-cell table:number-columns-repeated="1011"/>
        </table:table-row>
        <table:table-row table:style-name="ro4">
          <table:table-cell table:style-name="ce1" table:number-columns-repeated="5"/>
          <table:table-cell table:number-columns-repeated="4"/>
          <table:table-cell table:style-name="ce29" office:value-type="string" calcext:value-type="string">
            <text:p>SSE = </text:p>
          </table:table-cell>
          <table:table-cell table:style-name="ce29" table:formula="of:=SUM([.K60:.M67])" office:value-type="float" office:value="2773570.50113333" calcext:value-type="float">
            <text:p>2773570.50113333</text:p>
          </table:table-cell>
          <table:table-cell table:style-name="ce29" table:number-columns-repeated="2"/>
          <table:table-cell table:number-columns-repeated="1011"/>
        </table:table-row>
        <table:table-row table:style-name="ro11">
          <table:table-cell table:style-name="ce1" table:number-columns-repeated="5"/>
          <table:table-cell table:number-columns-repeated="1019"/>
        </table:table-row>
        <table:table-row table:style-name="ro12">
          <table:table-cell/>
          <table:table-cell table:style-name="ce12" office:value-type="string" calcext:value-type="string">
            <text:p>Write-Only</text:p>
          </table:table-cell>
          <table:table-cell table:style-name="ce16" office:value-type="string" calcext:value-type="string" table:number-columns-spanned="7" table:number-rows-spanned="1">
            <text:p>factor values</text:p>
          </table:table-cell>
          <table:covered-table-cell table:number-columns-repeated="6" table:style-name="ce14"/>
          <table:table-cell table:style-name="ce14" office:value-type="string" calcext:value-type="string">
            <text:p>Estimated response</text:p>
          </table:table-cell>
          <table:table-cell table:style-name="ce14" office:value-type="string" calcext:value-type="string" table:number-columns-spanned="3" table:number-rows-spanned="1">
            <text:p>Errors</text:p>
          </table:table-cell>
          <table:covered-table-cell table:number-columns-repeated="2" table:style-name="ce18"/>
          <table:table-cell table:style-name="ce1" table:number-columns-repeated="1011"/>
        </table:table-row>
        <table:table-row table:style-name="ro8">
          <table:table-cell/>
          <table:table-cell table:style-name="ce13" office:value-type="string" calcext:value-type="string">
            <text:p>Exp</text:p>
          </table:table-cell>
          <table:table-cell table:style-name="ce17" office:value-type="string" calcext:value-type="string">
            <text:p>x<text:span text:style-name="T2">a</text:span></text:p>
          </table:table-cell>
          <table:table-cell table:style-name="ce17" office:value-type="string" calcext:value-type="string">
            <text:p>x<text:span text:style-name="T2">b</text:span></text:p>
          </table:table-cell>
          <table:table-cell table:style-name="ce17" office:value-type="string" calcext:value-type="string">
            <text:p>x<text:span text:style-name="T2">c</text:span></text:p>
          </table:table-cell>
          <table:table-cell table:style-name="ce17" office:value-type="string" calcext:value-type="string">
            <text:p>x<text:span text:style-name="T2">a</text:span><text:span text:style-name="T3">x</text:span><text:span text:style-name="T2">b</text:span></text:p>
          </table:table-cell>
          <table:table-cell table:style-name="ce17" office:value-type="string" calcext:value-type="string">
            <text:p>x<text:span text:style-name="T2">a</text:span><text:span text:style-name="T3">x</text:span><text:span text:style-name="T2">c</text:span></text:p>
          </table:table-cell>
          <table:table-cell table:style-name="ce17" office:value-type="string" calcext:value-type="string">
            <text:p>x<text:span text:style-name="T2">b</text:span><text:span text:style-name="T3">x</text:span><text:span text:style-name="T2">c</text:span></text:p>
          </table:table-cell>
          <table:table-cell table:style-name="ce17" office:value-type="string" calcext:value-type="string">
            <text:p>x<text:span text:style-name="T2">a</text:span><text:span text:style-name="T3">x</text:span><text:span text:style-name="T2">b</text:span><text:span text:style-name="T3">x</text:span><text:span text:style-name="T2">c</text:span></text:p>
          </table:table-cell>
          <table:table-cell table:style-name="ce30" office:value-type="string" calcext:value-type="string">
            <text:p>ŷ</text:p>
          </table:table-cell>
          <table:table-cell table:style-name="ce13" office:value-type="string" calcext:value-type="string">
            <text:p>e<text:span text:style-name="T1">1</text:span></text:p>
          </table:table-cell>
          <table:table-cell table:style-name="ce13" office:value-type="string" calcext:value-type="string">
            <text:p>e<text:span text:style-name="T1">2</text:span></text:p>
          </table:table-cell>
          <table:table-cell table:style-name="ce13" office:value-type="string" calcext:value-type="string">
            <text:p>e<text:span text:style-name="T1">3</text:span>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1" calcext:value-type="float">
            <text:p>1</text:p>
          </table:table-cell>
          <table:table-cell table:number-columns-repeated="3" table:style-name="ce18" office:value-type="float" office:value="-1" calcext:value-type="float">
            <text:p>-1</text:p>
          </table:table-cell>
          <table:table-cell table:style-name="ce18" table:formula="of:=[.C72]*[.D72]" office:value-type="float" office:value="1" calcext:value-type="float">
            <text:p>1</text:p>
          </table:table-cell>
          <table:table-cell table:style-name="ce18" table:formula="of:=[.C72]*[.E72]" office:value-type="float" office:value="1" calcext:value-type="float">
            <text:p>1</text:p>
          </table:table-cell>
          <table:table-cell table:style-name="ce18" table:formula="of:=[.D72]*[.E72]" office:value-type="float" office:value="1" calcext:value-type="float">
            <text:p>1</text:p>
          </table:table-cell>
          <table:table-cell table:style-name="ce18" table:formula="of:=[.C72]*[.D72]*[.E72]" office:value-type="float" office:value="-1" calcext:value-type="float">
            <text:p>-1</text:p>
          </table:table-cell>
          <table:table-cell table:style-name="ce18" table:formula="of:=[.B54]+[.C54]*[.C72]+[.D72]*[.D54]+[.E54]*[.E72]+[.F72]*[.F54]+[.G54]*[.G72]+[.H72]*[.H54]+[.I54]*[.I72]" office:value-type="float" office:value="2825.07333333333" calcext:value-type="float">
            <text:p>2825.0733333333</text:p>
          </table:table-cell>
          <table:table-cell table:style-name="ce18" table:formula="of:=[.B60]-[.$J$72]" office:value-type="float" office:value="92.3666666666663" calcext:value-type="float">
            <text:p>92.3666666667</text:p>
          </table:table-cell>
          <table:table-cell table:style-name="ce18" table:formula="of:=[.C60]-[.$J$72]" office:value-type="float" office:value="50.8966666666661" calcext:value-type="float">
            <text:p>50.8966666667</text:p>
          </table:table-cell>
          <table:table-cell table:style-name="ce18" table:formula="of:=[.D60]-[.$J$72]" office:value-type="float" office:value="-143.263333333334" calcext:value-type="float">
            <text:p>-143.2633333333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C73]*[.D73]" office:value-type="float" office:value="1" calcext:value-type="float">
            <text:p>1</text:p>
          </table:table-cell>
          <table:table-cell table:style-name="ce18" table:formula="of:=[.C73]*[.E73]" office:value-type="float" office:value="-1" calcext:value-type="float">
            <text:p>-1</text:p>
          </table:table-cell>
          <table:table-cell table:style-name="ce18" table:formula="of:=[.D73]*[.E73]" office:value-type="float" office:value="-1" calcext:value-type="float">
            <text:p>-1</text:p>
          </table:table-cell>
          <table:table-cell table:style-name="ce18" table:formula="of:=[.C73]*[.D73]*[.E73]" office:value-type="float" office:value="1" calcext:value-type="float">
            <text:p>1</text:p>
          </table:table-cell>
          <table:table-cell table:style-name="ce18" table:formula="of:=[.B54]+[.C54]*[.C73]+[.D73]*[.D54]+[.E54]*[.E73]+[.F73]*[.F54]+[.G54]*[.G73]+[.H73]*[.H54]+[.I54]*[.I73]" office:value-type="float" office:value="2817.18333333333" calcext:value-type="float">
            <text:p>2817.1833333333</text:p>
          </table:table-cell>
          <table:table-cell table:style-name="ce18" table:formula="of:=[.B61]-[.$J$73]" office:value-type="float" office:value="-177.503333333334" calcext:value-type="float">
            <text:p>-177.5033333333</text:p>
          </table:table-cell>
          <table:table-cell table:style-name="ce18" table:formula="of:=[.C61]-[.$J$73]" office:value-type="float" office:value="89.0466666666666" calcext:value-type="float">
            <text:p>89.0466666667</text:p>
          </table:table-cell>
          <table:table-cell table:style-name="ce18" table:formula="of:=[.D61]-[.$J$73]" office:value-type="float" office:value="88.4566666666665" calcext:value-type="float">
            <text:p>88.456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8" table:formula="of:=[.C74]*[.D74]" office:value-type="float" office:value="-1" calcext:value-type="float">
            <text:p>-1</text:p>
          </table:table-cell>
          <table:table-cell table:style-name="ce18" table:formula="of:=[.C74]*[.E74]" office:value-type="float" office:value="-1" calcext:value-type="float">
            <text:p>-1</text:p>
          </table:table-cell>
          <table:table-cell table:style-name="ce18" table:formula="of:=[.D74]*[.E74]" office:value-type="float" office:value="1" calcext:value-type="float">
            <text:p>1</text:p>
          </table:table-cell>
          <table:table-cell table:style-name="ce18" table:formula="of:=[.C74]*[.D74]*[.E74]" office:value-type="float" office:value="1" calcext:value-type="float">
            <text:p>1</text:p>
          </table:table-cell>
          <table:table-cell table:style-name="ce18" table:formula="of:=[.B54]+[.C54]*[.C74]+[.D74]*[.D54]+[.E54]*[.E74]+[.F74]*[.F54]+[.G54]*[.G74]+[.H74]*[.H54]+[.I54]*[.I74]" office:value-type="float" office:value="8003.72333333334" calcext:value-type="float">
            <text:p>8003.7233333333</text:p>
          </table:table-cell>
          <table:table-cell table:style-name="ce18" table:formula="of:=[.B62]-[.$J$74]" office:value-type="float" office:value="102.836666666666" calcext:value-type="float">
            <text:p>102.8366666667</text:p>
          </table:table-cell>
          <table:table-cell table:style-name="ce18" table:formula="of:=[.C62]-[.$J$74]" office:value-type="float" office:value="-33.3533333333344" calcext:value-type="float">
            <text:p>-33.3533333333</text:p>
          </table:table-cell>
          <table:table-cell table:style-name="ce18" table:formula="of:=[.D62]-[.$J$74]" office:value-type="float" office:value="-69.4833333333345" calcext:value-type="float">
            <text:p>-69.4833333333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C75]*[.D75]" office:value-type="float" office:value="-1" calcext:value-type="float">
            <text:p>-1</text:p>
          </table:table-cell>
          <table:table-cell table:style-name="ce18" table:formula="of:=[.C75]*[.E75]" office:value-type="float" office:value="1" calcext:value-type="float">
            <text:p>1</text:p>
          </table:table-cell>
          <table:table-cell table:style-name="ce18" table:formula="of:=[.D75]*[.E75]" office:value-type="float" office:value="-1" calcext:value-type="float">
            <text:p>-1</text:p>
          </table:table-cell>
          <table:table-cell table:style-name="ce18" table:formula="of:=[.C75]*[.D75]*[.E75]" office:value-type="float" office:value="-1" calcext:value-type="float">
            <text:p>-1</text:p>
          </table:table-cell>
          <table:table-cell table:style-name="ce18" table:formula="of:=[.$B$54]+[.$C$75]*[.$C$54]+[.D75]*[.$D$54]+[.E75]*[.$E$54]+[.F75]*[.$F$54]+[.G75]*[.$G$54]+[.H75]*[.$H$54]+[.I75]*[.$I$54]" office:value-type="float" office:value="8603.74666666667" calcext:value-type="float">
            <text:p>8603.7466666667</text:p>
          </table:table-cell>
          <table:table-cell table:style-name="ce18" table:formula="of:=[.B63]-[.$J$75]" office:value-type="float" office:value="-16.1666666666661" calcext:value-type="float">
            <text:p>-16.1666666667</text:p>
          </table:table-cell>
          <table:table-cell table:style-name="ce18" table:formula="of:=[.C63]-[.$J$75]" office:value-type="float" office:value="36.5733333333337" calcext:value-type="float">
            <text:p>36.5733333333</text:p>
          </table:table-cell>
          <table:table-cell table:style-name="ce18" table:formula="of:=[.D63]-[.$J$75]" office:value-type="float" office:value="-20.4066666666658" calcext:value-type="float">
            <text:p>-20.406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5" calcext:value-type="float">
            <text:p>5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formula="of:=[.C76]*[.D76]" office:value-type="float" office:value="-1" calcext:value-type="float">
            <text:p>-1</text:p>
          </table:table-cell>
          <table:table-cell table:style-name="ce18" table:formula="of:=[.C76]*[.E76]" office:value-type="float" office:value="1" calcext:value-type="float">
            <text:p>1</text:p>
          </table:table-cell>
          <table:table-cell table:style-name="ce18" table:formula="of:=[.D76]*[.E76]" office:value-type="float" office:value="-1" calcext:value-type="float">
            <text:p>-1</text:p>
          </table:table-cell>
          <table:table-cell table:style-name="ce18" table:formula="of:=[.C76]*[.D76]*[.E76]" office:value-type="float" office:value="1" calcext:value-type="float">
            <text:p>1</text:p>
          </table:table-cell>
          <table:table-cell table:style-name="ce18" table:formula="of:=[.B54]+[.C54]*[.C76]+[.D76]*[.D54]+[.E54]*[.E76]+[.F76]*[.F54]+[.G54]*[.G76]+[.H76]*[.H54]+[.I54]*[.I76]" office:value-type="float" office:value="2892.37333333333" calcext:value-type="float">
            <text:p>2892.3733333333</text:p>
          </table:table-cell>
          <table:table-cell table:style-name="ce18" table:formula="of:=[.B64]-[.$J$76]" office:value-type="float" office:value="8.53666666666686" calcext:value-type="float">
            <text:p>8.5366666667</text:p>
          </table:table-cell>
          <table:table-cell table:style-name="ce18" table:formula="of:=[.C64]-[.$J$76]" office:value-type="float" office:value="-6.40333333333319" calcext:value-type="float">
            <text:p>-6.4033333333</text:p>
          </table:table-cell>
          <table:table-cell table:style-name="ce18" table:formula="of:=[.D64]-[.$J$76]" office:value-type="float" office:value="-2.13333333333321" calcext:value-type="float">
            <text:p>-2.1333333333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table:formula="of:=[.C77]*[.D77]" office:value-type="float" office:value="-1" calcext:value-type="float">
            <text:p>-1</text:p>
          </table:table-cell>
          <table:table-cell table:style-name="ce18" table:formula="of:=[.C77]*[.E77]" office:value-type="float" office:value="-1" calcext:value-type="float">
            <text:p>-1</text:p>
          </table:table-cell>
          <table:table-cell table:style-name="ce18" table:formula="of:=[.D77]*[.E77]" office:value-type="float" office:value="1" calcext:value-type="float">
            <text:p>1</text:p>
          </table:table-cell>
          <table:table-cell table:style-name="ce18" table:formula="of:=[.C77]*[.D77]*[.E77]" office:value-type="float" office:value="-1" calcext:value-type="float">
            <text:p>-1</text:p>
          </table:table-cell>
          <table:table-cell table:style-name="ce18" table:formula="of:=[.B54]+[.C54]*[.C77]+[.D77]*[.D54]+[.E54]*[.E77]+[.F77]*[.F54]+[.G54]*[.G77]+[.H77]*[.H54]+[.I54]*[.I77]" office:value-type="float" office:value="2898.40666666667" calcext:value-type="float">
            <text:p>2898.4066666667</text:p>
          </table:table-cell>
          <table:table-cell table:style-name="ce18" table:formula="of:=[.B65]-[.$J$77]" office:value-type="float" office:value="-1.19666666666672" calcext:value-type="float">
            <text:p>-1.1966666667</text:p>
          </table:table-cell>
          <table:table-cell table:style-name="ce18" table:formula="of:=[.C65]-[.$J$77]" office:value-type="float" office:value="1.26333333333332" calcext:value-type="float">
            <text:p>1.2633333333</text:p>
          </table:table-cell>
          <table:table-cell table:style-name="ce18" table:formula="of:=[.D65]-[.$J$77]" office:value-type="float" office:value="-0.066666666666606" calcext:value-type="float">
            <text:p>-0.066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formula="of:=[.C78]*[.D78]" office:value-type="float" office:value="1" calcext:value-type="float">
            <text:p>1</text:p>
          </table:table-cell>
          <table:table-cell table:style-name="ce18" table:formula="of:=[.C78]*[.E78]" office:value-type="float" office:value="-1" calcext:value-type="float">
            <text:p>-1</text:p>
          </table:table-cell>
          <table:table-cell table:style-name="ce18" table:formula="of:=[.D78]*[.E78]" office:value-type="float" office:value="-1" calcext:value-type="float">
            <text:p>-1</text:p>
          </table:table-cell>
          <table:table-cell table:style-name="ce18" table:formula="of:=[.C78]*[.D78]*[.E78]" office:value-type="float" office:value="-1" calcext:value-type="float">
            <text:p>-1</text:p>
          </table:table-cell>
          <table:table-cell table:style-name="ce18" table:formula="of:=[.B54]+[.C54]*[.C78]+[.D78]*[.D54]+[.E54]*[.E78]+[.F78]*[.F54]+[.G54]*[.G78]+[.H78]*[.H54]+[.I54]*[.I78]" office:value-type="float" office:value="8314.12333333333" calcext:value-type="float">
            <text:p>8314.1233333333</text:p>
          </table:table-cell>
          <table:table-cell table:style-name="ce18" table:formula="of:=[.B66]-[.$J$78]" office:value-type="float" office:value="400.806666666667" calcext:value-type="float">
            <text:p>400.8066666667</text:p>
          </table:table-cell>
          <table:table-cell table:style-name="ce18" table:formula="of:=[.C66]-[.$J$78]" office:value-type="float" office:value="-234.043333333333" calcext:value-type="float">
            <text:p>-234.0433333333</text:p>
          </table:table-cell>
          <table:table-cell table:style-name="ce18" table:formula="of:=[.D66]-[.$J$78]" office:value-type="float" office:value="-166.763333333332" calcext:value-type="float">
            <text:p>-166.7633333333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8" calcext:value-type="float">
            <text:p>8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formula="of:=[.C79]*[.D79]" office:value-type="float" office:value="1" calcext:value-type="float">
            <text:p>1</text:p>
          </table:table-cell>
          <table:table-cell table:style-name="ce18" table:formula="of:=[.C79]*[.E79]" office:value-type="float" office:value="1" calcext:value-type="float">
            <text:p>1</text:p>
          </table:table-cell>
          <table:table-cell table:style-name="ce18" table:formula="of:=[.D79]*[.E79]" office:value-type="float" office:value="1" calcext:value-type="float">
            <text:p>1</text:p>
          </table:table-cell>
          <table:table-cell table:style-name="ce18" table:formula="of:=[.C79]*[.D79]*[.E79]" office:value-type="float" office:value="1" calcext:value-type="float">
            <text:p>1</text:p>
          </table:table-cell>
          <table:table-cell table:style-name="ce18" table:formula="of:=[.B54]+[.C54]*[.C79]+[.D79]*[.D54]+[.E54]*[.E79]+[.F79]*[.F54]+[.G54]*[.G79]+[.H79]*[.H54]+[.I54]*[.I79]" office:value-type="float" office:value="8046.19333333333" calcext:value-type="float">
            <text:p>8046.1933333333</text:p>
          </table:table-cell>
          <table:table-cell table:style-name="ce18" table:formula="of:=[.B67]-[.$J$79]" office:value-type="float" office:value="-1273.50333333333" calcext:value-type="float">
            <text:p>-1273.5033333333</text:p>
          </table:table-cell>
          <table:table-cell table:style-name="ce18" table:formula="of:=[.C67]-[.$J$79]" office:value-type="float" office:value="642.306666666668" calcext:value-type="float">
            <text:p>642.3066666667</text:p>
          </table:table-cell>
          <table:table-cell table:style-name="ce18" table:formula="of:=[.D67]-[.$J$79]" office:value-type="float" office:value="631.196666666668" calcext:value-type="float">
            <text:p>631.1966666667</text:p>
          </table:table-cell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8"/>
          <table:table-cell table:style-name="ce2" table:number-columns-spanned="3" table:number-rows-spanned="1"/>
          <table:covered-table-cell table:number-columns-repeated="2" table:style-name="ce31"/>
          <table:table-cell table:number-columns-repeated="1013"/>
        </table:table-row>
        <table:table-row table:style-name="ro4"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Mean Estimate</text:p>
          </table:table-cell>
          <table:table-cell table:style-name="ce19" office:value-type="string" calcext:value-type="string" table:number-columns-spanned="2" table:number-rows-spanned="1">
            <text:p>Variation Explained</text:p>
          </table:table-cell>
          <table:covered-table-cell table:style-name="ce19"/>
          <table:table-cell office:value-type="string" calcext:value-type="string">
            <text:p>%</text:p>
          </table:table-cell>
          <table:table-cell table:number-columns-repeated="3"/>
          <table:table-cell table:style-name="ce2"/>
          <table:table-cell table:style-name="ce31" table:number-columns-repeated="2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o</text:span></text:p>
          </table:table-cell>
          <table:table-cell table:style-name="ce15" table:formula="of:=[.B54]" office:value-type="float" office:value="5550.10291666667" calcext:value-type="float">
            <text:p>5550.10</text:p>
          </table:table-cell>
          <table:table-cell table:style-name="ce20" office:value-type="string" calcext:value-type="string" table:number-columns-spanned="2" table:number-rows-spanned="1">
            <text:p>------</text:p>
          </table:table-cell>
          <table:covered-table-cell table:style-name="ce19"/>
          <table:table-cell table:number-columns-repeated="4"/>
          <table:table-cell table:style-name="ce2"/>
          <table:table-cell table:style-name="ce31" table:number-columns-repeated="2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a</text:span></text:p>
          </table:table-cell>
          <table:table-cell table:style-name="ce15" table:formula="of:=[.C54]" office:value-type="float" office:value="2691.84375" calcext:value-type="float">
            <text:p>2691.84</text:p>
          </table:table-cell>
          <table:table-cell table:style-name="ce19" table:formula="of:=[.B96]/[.F98]" office:value-type="percentage" office:value="0.980360614013795" calcext:value-type="percentage" table:number-columns-spanned="2" table:number-rows-spanned="1">
            <text:p>98.04%</text:p>
          </table:table-cell>
          <table:covered-table-cell table:style-name="ce19"/>
          <table:table-cell table:formula="of:=[.C85]*100" office:value-type="float" office:value="98.0360614013795" calcext:value-type="float">
            <text:p>98.0360614014</text:p>
          </table:table-cell>
          <table:table-cell table:number-columns-repeated="3"/>
          <table:table-cell table:style-name="ce3" table:number-columns-repeated="3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b</text:span></text:p>
          </table:table-cell>
          <table:table-cell table:style-name="ce15" table:formula="of:=[.D54]" office:value-type="float" office:value="-12.3287500000014" calcext:value-type="float">
            <text:p>-12.33</text:p>
          </table:table-cell>
          <table:table-cell table:style-name="ce19" table:formula="of:=[.B97]/[.F98]" office:value-type="percentage" office:value="0.0000205647887547264" calcext:value-type="percentage" table:number-columns-spanned="2" table:number-rows-spanned="1">
            <text:p>0.00%</text:p>
          </table:table-cell>
          <table:covered-table-cell table:style-name="ce19"/>
          <table:table-cell table:formula="of:=[.C86]*100" office:value-type="float" office:value="0.00205647887547264" calcext:value-type="float">
            <text:p>0.0020564789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c</text:span></text:p>
          </table:table-cell>
          <table:table-cell table:style-name="ce15" table:formula="of:=[.E54]" office:value-type="float" office:value="41.2795833333338" calcext:value-type="float">
            <text:p>41.28</text:p>
          </table:table-cell>
          <table:table-cell table:style-name="ce19" table:formula="of:=[.B98]/[.F98]" office:value-type="percentage" office:value="0.000230545564083917" calcext:value-type="percentage" table:number-columns-spanned="2" table:number-rows-spanned="1">
            <text:p>0.02%</text:p>
          </table:table-cell>
          <table:covered-table-cell table:style-name="ce19"/>
          <table:table-cell table:formula="of:=[.C87]*100" office:value-type="float" office:value="0.0230545564083917" calcext:value-type="float">
            <text:p>0.0230545564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ab</text:span></text:p>
          </table:table-cell>
          <table:table-cell table:style-name="ce15" table:formula="of:=[.F54]" office:value-type="float" office:value="-49.4595833333359" calcext:value-type="float">
            <text:p>-49.46</text:p>
          </table:table-cell>
          <table:table-cell table:style-name="ce19" table:formula="of:=[.B99]/[.F98]" office:value-type="percentage" office:value="0.000330968809051324" calcext:value-type="percentage" table:number-columns-spanned="2" table:number-rows-spanned="1">
            <text:p>0.03%</text:p>
          </table:table-cell>
          <table:covered-table-cell table:style-name="ce19"/>
          <table:table-cell table:formula="of:=[.C88]*100" office:value-type="float" office:value="0.0330968809051324" calcext:value-type="float">
            <text:p>0.0330968809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ac</text:span></text:p>
          </table:table-cell>
          <table:table-cell table:style-name="ce15" table:formula="of:=[.G54]" office:value-type="float" office:value="41.7437499999988" calcext:value-type="float">
            <text:p>41.74</text:p>
          </table:table-cell>
          <table:table-cell table:style-name="ce19" table:formula="of:=[.B100]/[.F98]" office:value-type="percentage" office:value="0.00023575943500983" calcext:value-type="percentage" table:number-columns-spanned="2" table:number-rows-spanned="1">
            <text:p>0.02%</text:p>
          </table:table-cell>
          <table:covered-table-cell table:style-name="ce19"/>
          <table:table-cell table:formula="of:=[.C89]*100" office:value-type="float" office:value="0.023575943500983" calcext:value-type="float">
            <text:p>0.0235759435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bc</text:span></text:p>
          </table:table-cell>
          <table:table-cell table:style-name="ce15" table:formula="of:=[.H54]" office:value-type="float" office:value="-106.753749999999" calcext:value-type="float">
            <text:p>-106.75</text:p>
          </table:table-cell>
          <table:table-cell table:style-name="ce19" table:formula="of:=[.B101]/[.F98]" office:value-type="percentage" office:value="0.00154188662006222" calcext:value-type="percentage" table:number-columns-spanned="2" table:number-rows-spanned="1">
            <text:p>0.15%</text:p>
          </table:table-cell>
          <table:covered-table-cell table:style-name="ce19"/>
          <table:table-cell table:formula="of:=[.C90]*100" office:value-type="float" office:value="0.154188662006222" calcext:value-type="float">
            <text:p>0.154188662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abc</text:span></text:p>
          </table:table-cell>
          <table:table-cell table:style-name="ce15" table:formula="of:=[.I54]" office:value-type="float" office:value="-110.234583333334" calcext:value-type="float">
            <text:p>-110.23</text:p>
          </table:table-cell>
          <table:table-cell table:style-name="ce19" table:formula="of:=[.B102]/[.F98]" office:value-type="percentage" office:value="0.00164407600229811" calcext:value-type="percentage" table:number-columns-spanned="2" table:number-rows-spanned="1">
            <text:p>0.16%</text:p>
          </table:table-cell>
          <table:covered-table-cell table:style-name="ce19"/>
          <table:table-cell table:formula="of:=[.C91]*100" office:value-type="float" office:value="0.164407600229811" calcext:value-type="float">
            <text:p>0.1644076002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4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4">
          <table:table-cell table:number-columns-repeated="4"/>
          <table:table-cell table:formula="of:=SUM([.E85:.E92])" office:value-type="float" office:value="98.4364415233055" calcext:value-type="float">
            <text:p>98.4364415233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4">
          <table:table-cell table:style-name="ce8"/>
          <table:table-cell table:style-name="ce8" office:value-type="string" calcext:value-type="string">
            <text:p>Parameter^2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o</text:p>
          </table:table-cell>
          <table:table-cell table:style-name="ce8" table:formula="of:=[.B84]*[.B84]*[.F95]" office:value-type="float" office:value="739287417.254204" calcext:value-type="float">
            <text:p>739287417.254204</text:p>
          </table:table-cell>
          <table:table-cell table:number-columns-repeated="2"/>
          <table:table-cell office:value-type="string" calcext:value-type="string">
            <text:p>(2^3)*3 =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Ssa</text:p>
          </table:table-cell>
          <table:table-cell table:style-name="ce8" table:formula="of:=[.B85]*[.B85]*[.F95]" office:value-type="float" office:value="173904546.585938" calcext:value-type="float">
            <text:p>173904546.585938</text:p>
          </table:table-cell>
          <table:table-cell table:number-columns-repeated="7"/>
          <table:table-cell table:style-name="ce32" office:value-type="float" office:value="92.3666666666663" calcext:value-type="float">
            <text:p>92.37</text:p>
          </table:table-cell>
          <table:table-cell table:style-name="ce32" office:value-type="float" office:value="50.8966666666661" calcext:value-type="float">
            <text:p>50.90</text:p>
          </table:table-cell>
          <table:table-cell table:style-name="ce32" office:value-type="float" office:value="-143.263333333334" calcext:value-type="float">
            <text:p>-143.26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SB</text:p>
          </table:table-cell>
          <table:table-cell table:style-name="ce8" table:formula="of:=[.B86]*[.B86]*[.F95]" office:value-type="float" office:value="3647.95383750082" calcext:value-type="float">
            <text:p>3647.9538375008</text:p>
          </table:table-cell>
          <table:table-cell table:number-columns-repeated="7"/>
          <table:table-cell table:style-name="ce32" office:value-type="float" office:value="-177.503333333334" calcext:value-type="float">
            <text:p>-177.50</text:p>
          </table:table-cell>
          <table:table-cell table:style-name="ce32" office:value-type="float" office:value="89.0466666666666" calcext:value-type="float">
            <text:p>89.05</text:p>
          </table:table-cell>
          <table:table-cell table:style-name="ce32" office:value-type="float" office:value="88.4566666666665" calcext:value-type="float">
            <text:p>88.46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SC</text:p>
          </table:table-cell>
          <table:table-cell table:style-name="ce8" table:formula="of:=[.B87]*[.B87]*[.F95]" office:value-type="float" office:value="40896.0960041676" calcext:value-type="float">
            <text:p>40896.0960041676</text:p>
          </table:table-cell>
          <table:table-cell table:number-columns-repeated="2"/>
          <table:table-cell table:style-name="ce25" office:value-type="string" calcext:value-type="string">
            <text:p>SST = </text:p>
          </table:table-cell>
          <table:table-cell table:style-name="ce28" table:formula="of:=SUM([.B96:.B102];[.K68])" office:value-type="float" office:value="177388344.758096" calcext:value-type="float" table:number-columns-spanned="2" table:number-rows-spanned="1">
            <text:p>177388344.758096</text:p>
          </table:table-cell>
          <table:covered-table-cell table:style-name="ce28"/>
          <table:table-cell table:number-columns-repeated="2"/>
          <table:table-cell table:style-name="ce32" office:value-type="float" office:value="102.836666666666" calcext:value-type="float">
            <text:p>102.84</text:p>
          </table:table-cell>
          <table:table-cell table:style-name="ce32" office:value-type="float" office:value="-33.3533333333344" calcext:value-type="float">
            <text:p>-33.35</text:p>
          </table:table-cell>
          <table:table-cell table:style-name="ce32" office:value-type="float" office:value="-69.4833333333345" calcext:value-type="float">
            <text:p>-69.48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sab</text:p>
          </table:table-cell>
          <table:table-cell table:style-name="ce8" table:formula="of:=[.B88]*[.B88]*[.F95]" office:value-type="float" office:value="58710.0092041728" calcext:value-type="float">
            <text:p>58710.0092041728</text:p>
          </table:table-cell>
          <table:table-cell table:number-columns-repeated="7"/>
          <table:table-cell table:style-name="ce32" office:value-type="float" office:value="-16.1666666666661" calcext:value-type="float">
            <text:p>-16.17</text:p>
          </table:table-cell>
          <table:table-cell table:style-name="ce32" office:value-type="float" office:value="36.5733333333337" calcext:value-type="float">
            <text:p>36.57</text:p>
          </table:table-cell>
          <table:table-cell table:style-name="ce32" office:value-type="float" office:value="-20.4066666666658" calcext:value-type="float">
            <text:p>-20.41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sac</text:p>
          </table:table-cell>
          <table:table-cell table:style-name="ce8" table:formula="of:=[.B89]*[.B89]*[.F95]" office:value-type="float" office:value="41820.9759374977" calcext:value-type="float">
            <text:p>41820.9759374977</text:p>
          </table:table-cell>
          <table:table-cell table:number-columns-repeated="7"/>
          <table:table-cell table:style-name="ce32" office:value-type="float" office:value="8.53666666666686" calcext:value-type="float">
            <text:p>8.54</text:p>
          </table:table-cell>
          <table:table-cell table:style-name="ce32" office:value-type="float" office:value="-6.40333333333319" calcext:value-type="float">
            <text:p>-6.40</text:p>
          </table:table-cell>
          <table:table-cell table:style-name="ce32" office:value-type="float" office:value="-2.13333333333321" calcext:value-type="float">
            <text:p>-2.13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sbc</text:p>
          </table:table-cell>
          <table:table-cell table:style-name="ce8" table:formula="of:=[.B90]*[.B90]*[.F95]" office:value-type="float" office:value="273512.715337493" calcext:value-type="float">
            <text:p>273512.715337493</text:p>
          </table:table-cell>
          <table:table-cell table:number-columns-repeated="7"/>
          <table:table-cell table:style-name="ce32" office:value-type="float" office:value="-1.19666666666672" calcext:value-type="float">
            <text:p>-1.20</text:p>
          </table:table-cell>
          <table:table-cell table:style-name="ce32" office:value-type="float" office:value="1.26333333333332" calcext:value-type="float">
            <text:p>1.26</text:p>
          </table:table-cell>
          <table:table-cell table:style-name="ce32" office:value-type="float" office:value="-0.066666666666606" calcext:value-type="float">
            <text:p>-0.0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sabc</text:p>
          </table:table-cell>
          <table:table-cell table:style-name="ce8" table:formula="of:=[.B91]*[.B91]*[.F95]" office:value-type="float" office:value="291639.920704169" calcext:value-type="float">
            <text:p>291639.920704169</text:p>
          </table:table-cell>
          <table:table-cell table:number-columns-repeated="7"/>
          <table:table-cell table:style-name="ce32" office:value-type="float" office:value="400.806666666667" calcext:value-type="float">
            <text:p>400.81</text:p>
          </table:table-cell>
          <table:table-cell table:style-name="ce32" office:value-type="float" office:value="-234.043333333333" calcext:value-type="float">
            <text:p>-234.04</text:p>
          </table:table-cell>
          <table:table-cell table:style-name="ce32" office:value-type="float" office:value="-166.763333333332" calcext:value-type="float">
            <text:p>-166.76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32" office:value-type="float" office:value="-1273.50333333333" calcext:value-type="float">
            <text:p>-1273.50</text:p>
          </table:table-cell>
          <table:table-cell table:style-name="ce32" office:value-type="float" office:value="642.306666666668" calcext:value-type="float">
            <text:p>642.31</text:p>
          </table:table-cell>
          <table:table-cell table:style-name="ce32" office:value-type="float" office:value="631.196666666668" calcext:value-type="float">
            <text:p>631.20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02:17:31.468909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8:00:46.450554695</meta:creation-date>
    <dc:date>2018-12-11T02:18:03.002582421</dc:date>
    <meta:editing-duration>PT5H43M49S</meta:editing-duration>
    <meta:editing-cycles>8</meta:editing-cycles>
    <meta:generator>LibreOffice/5.1.6.2$Linux_X86_64 LibreOffice_project/10m0$Build-2</meta:generator>
    <meta:document-statistic meta:table-count="1" meta:cell-count="554" meta:object-count="0"/>
  </office:meta>
</office:document-meta>
</file>